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fo:text-transform="uppercase" style:font-name="Liberation Serif" fo:font-size="22pt" fo:letter-spacing="0.0138in" fo:background-color="transparent" style:font-size-asian="22pt" style:font-weight-asian="normal" style:font-size-complex="22pt" style:font-relief="embossed"/>
    </style:style>
    <style:style style:name="P3" style:family="paragraph" style:parent-style-name="Standard">
      <style:text-properties fo:text-transform="uppercase" style:font-name="Liberation Serif" fo:font-size="24pt" fo:letter-spacing="normal" fo:background-color="transparent" style:font-size-asian="24pt" style:font-weight-asian="normal" style:font-size-complex="24pt" style:font-relief="embossed"/>
    </style:style>
    <style:style style:name="P4" style:family="paragraph" style:parent-style-name="Standard">
      <style:paragraph-properties fo:text-align="center" style:justify-single-word="false"/>
      <style:text-properties fo:text-transform="uppercase" fo:color="#000080" style:font-name="Liberation Serif" fo:font-size="24pt" fo:letter-spacing="normal" fo:font-weight="bold" fo:background-color="transparent" style:font-size-asian="24pt" style:font-weight-asian="bold" style:font-size-complex="24pt" style:font-weight-complex="bold" style:font-relief="embosse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ize="20pt" fo:font-weight="normal" style:font-size-asian="20pt" style:font-weight-asian="normal" style:font-size-complex="2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he 2<text:span text:style-name="T4">nd</text:span> International Symposium</text:p>
      <text:p text:style-name="P4">on</text:p>
      <text:p text:style-name="P4">Liberal Arts and General Education</text:p>
      <text:p text:style-name="P3"/>
      <text:p text:style-name="P2"/>
      <text:p text:style-name="P1"/>
      <text:p text:style-name="Standard"><text:span text:style-name="Rubies"><text:span text:style-name="T2">Date<text:tab/><text:tab/></text:span></text:span><text:span text:style-name="Rubies"><text:span text:style-name="T3">Wednesday, Nov. 23, Start from 13:00</text:span></text:span></text:p>
      <text:p text:style-name="Standard"><text:span text:style-name="Rubies"><text:span text:style-name="T2"/></text:span></text:p>
      <text:p text:style-name="Standard"><text:span text:style-name="Rubies"><text:span text:style-name="T2">Place<text:tab/><text:tab/></text:span></text:span><text:span text:style-name="Rubies"><text:span text:style-name="T3">Centennial Hall 1</text:span></text:span><text:span text:style-name="Rubies"><text:span text:style-name="T5">st</text:span></text:span><text:span text:style-name="Rubies"><text:span text:style-name="T3"> Floor</text:span></text:span></text:p>
      <text:p text:style-name="Standard"><text:span text:style-name="Rubies"><text:span text:style-name="T3"><text:tab/><text:tab/><text:tab/>Clock Tower</text:span></text:span></text:p>
      <text:p text:style-name="Standard"><text:span text:style-name="Rubies"><text:span text:style-name="T3"><text:tab/><text:tab/><text:tab/>Kyoto University</text:span></text:span></text:p>
      <text:p text:style-name="Standard"><text:span text:style-name="Rubies"><text:span text:style-name="T3"/></text:span></text:p>
      <text:p text:style-name="Standard"><text:span text:style-name="Rubies"><text:span text:style-name="T3"/></text:span></text:p>
      <text:p text:style-name="Standard"><text:span text:style-name="Rubies"><text:span text:style-name="T3"/></text:span></text:p>
      <text:p text:style-name="Standard"><text:span text:style-name="Rubies"><text:span text:style-name="T2">Sponsor<text:tab/><text:tab/></text:span></text:span><text:span text:style-name="Rubies"><text:span text:style-name="T3">Kyoto University</text:span></text:span></text:p>
      <text:p text:style-name="Standard"><text:span text:style-name="Rubies"><text:span text:style-name="T3"/></text:span></text:p>
      <text:p text:style-name="Standard"><text:span text:style-name="Rubies"><text:span text:style-name="T2">Cooperate with</text:span></text:span></text:p>
      <text:p text:style-name="Standard"><text:span text:style-name="Rubies"><text:span text:style-name="T2"><text:tab/><text:tab/><text:tab/></text:span></text:span><text:span text:style-name="Rubies"><text:span text:style-name="T3">OSAKA GAS CO., LTD.</text:span></text:span></text:p>
      <text:p text:style-name="Standard"><text:span text:style-name="Rubies"><text:span text:style-name="T3"><text:tab/><text:tab/><text:tab/>The Scientific Education Exchange</text:span></text:span></text:p>
      <text:p text:style-name="Standard"><text:span text:style-name="Rubies"><text:span text:style-name="T3"/></text:span></text:p>
      <text:p text:style-name="Standard"><text:span text:style-name="Rubies"><text:span text:style-name="T2">Organizing Committee</text:span></text:span></text:p>
      <text:p text:style-name="Standard"><text:span text:style-name="Rubies"><text:span text:style-name="T2"><text:tab/><text:tab/><text:tab/></text:span></text:span><text:span text:style-name="Rubies"><text:span text:style-name="T3">The 1</text:span></text:span><text:span text:style-name="Rubies"><text:span text:style-name="T5">st</text:span></text:span><text:span text:style-name="Rubies"><text:span text:style-name="T3"> International Symposium on Liberal <text:tab/><text:tab/><text:tab/><text:tab/>Arts and General Education Committee</text:span></text:span></text:p>
      <text:p text:style-name="Standard"><text:span text:style-name="Rubies"><text:span text:style-name="T3"/></text:span></text:p>
      <text:p text:style-name="Standard"><text:span text:style-name="Rubie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微软雅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Definition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rop_20_Caps" style:display-name="Drop Caps" style:family="text"/>
    <style:style style:name="Index_20_Link" style:display-name="Index Link" style:family="text"/>
    <style:style style:name="Line_20_numbering" style:display-name="Line numbering" style:family="text"/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ron </meta:initial-creator>
    <meta:creation-date>2011-11-17T14:10:11</meta:creation-date>
    <dc:date>2011-11-17T23:00:46</dc:date>
    <dc:creator>Koron </dc:creator>
    <meta:editing-duration>PT7H20M4S</meta:editing-duration>
    <meta:editing-cycles>2</meta:editing-cycles>
    <meta:generator>LibreOffice/3.4$Unix LibreOffice_project/340m1$Build-402</meta:generator>
    <meta:document-statistic meta:table-count="0" meta:image-count="0" meta:object-count="0" meta:page-count="1" meta:paragraph-count="13" meta:word-count="52" meta:character-count="377" meta:non-whitespace-character-count="316"/>
  </office:meta>
</office:document-meta>
</file>